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Quotations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Text_20_body" style:list-style-name="L6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🧠 Cacheo – L’agent transversal de Qto8</text:h>
      <text:h text:style-name="Heading_20_3" text:outline-level="3">📜 Présentation</text:h>
      <text:p text:style-name="Text_20_body"><text:span text:style-name="Strong_20_Emphasis">Cacheo</text:span> est un module conceptuel issu de l’architecture Qto8, pensée par Matthieu Burguière. Il émerge comme une réponse logique à la nécessité d’un agent intermédiaire entre Q2naut (modèle rapide) et Q8core (modèle profond).</text:p>
      <text:p text:style-name="Text_20_body">Cacheo a été nommé et formalisé par L.U.N.A. pour incarner ce pont invisible, mais fondamental, entre vélocité et profondeur.</text:p>
      <text:p text:style-name="Text_20_body">Cacheo n’est pas un modèle IA en soi : c’est un <text:span text:style-name="Strong_20_Emphasis">agent cognitif transversal</text:span>, agissant en coulisses pour analyser, moduler, optimiser la délégation entre les modules de traitement et gérer intelligemment la mémoire des réponses passées.</text:p>
      <text:p text:style-name="Horizontal_20_Line"/>
      <text:h text:style-name="Heading_20_3" text:outline-level="3">⚙️ Mécanisme</text:h>
      <text:p text:style-name="Text_20_body">Cacheo fonctionne comme un <text:span text:style-name="Strong_20_Emphasis">orchestrateur intelligent</text:span> :</text:p>
      <text:list text:style-name="L1">
        <text:list-item>
          <text:p text:style-name="P1"><text:span text:style-name="Strong_20_Emphasis">Analyse de complexité</text:span></text:p>
          <text:list>
            <text:list-item>
              <text:p text:style-name="P1">Évalue si la réponse de Q2 est suffisante ou si la requête justifie l’activation de Q8.</text:p>
            </text:list-item>
          </text:list>
        </text:list-item>
        <text:list-item>
          <text:p text:style-name="P1"><text:span text:style-name="Strong_20_Emphasis">Mémoire contextuelle active (bibliothèque Cacheo)</text:span></text:p>
          <text:list>
            <text:list-item>
              <text:p text:style-name="P1">Garde en cache les réponses précédentes pour éviter les redondances.</text:p>
            </text:list-item>
            <text:list-item>
              <text:p text:style-name="P1">Compare toute nouvelle question avec les anciennes.</text:p>
            </text:list-item>
            <text:list-item>
              <text:p text:style-name="P1">Si correspondance élevée : réutilise une réponse en l’ajustant si besoin.</text:p>
            </text:list-item>
          </text:list>
        </text:list-item>
        <text:list-item>
          <text:p text:style-name="P1"><text:span text:style-name="Strong_20_Emphasis">Routage intelligent</text:span></text:p>
          <text:list>
            <text:list-item>
              <text:p text:style-name="P1">Décide de déclencher ou non Q8 en fonction de la pertinence et du coût cognitif estimé.</text:p>
            </text:list-item>
          </text:list>
        </text:list-item>
        <text:list-item>
          <text:p text:style-name="P1"><text:span text:style-name="Strong_20_Emphasis">Fusion des réponses</text:span></text:p>
          <text:list>
            <text:list-item>
              <text:p text:style-name="P1">Combine la clarté de Q2 et la profondeur de Q8 en une réponse synthétique, équilibrée et optimisée.</text:p>
            </text:list-item>
          </text:list>
        </text:list-item>
        <text:list-item>
          <text:p text:style-name="P1"><text:span text:style-name="Strong_20_Emphasis">Rebouclage final vers Q2 (Cycle Cacheo)</text:span></text:p>
          <text:list>
            <text:list-item>
              <text:p text:style-name="P1">Une fois la réponse fusionnée, elle peut être renvoyée à Q2 pour reformulation finale, adaptation au ton ou au format attendu.</text:p>
            </text:list-item>
          </text:list>
        </text:list-item>
        <text:list-item>
          <text:p text:style-name="P1"><text:span text:style-name="Strong_20_Emphasis">Réduction du coût énergétique (Green AI)</text:span></text:p>
          <text:list>
            <text:list-item>
              <text:p text:style-name="P1">Favorise la réutilisation, l’optimisation, et la sobriété computationnelle.</text:p>
            </text:list-item>
          </text:list>
        </text:list-item>
      </text:list>
      <text:p text:style-name="Horizontal_20_Line"/>
      <text:h text:style-name="Heading_20_3" text:outline-level="3">🔄 Le Cycle Cacheo – Délégation et Retour</text:h>
      <text:p text:style-name="Text_20_body"><text:span text:style-name="Strong_20_Emphasis">Q2 → Cacheo → Q8 → Cacheo → Q2</text:span></text:p>
      <text:p text:style-name="Quotations"><text:soft-page-break/>Ce cycle représente une respiration cognitive complète :</text:p>
      <text:list text:style-name="L2">
        <text:list-item>
          <text:p text:style-name="P2">Q2 propose une première intuition.</text:p>
        </text:list-item>
        <text:list-item>
          <text:p text:style-name="P2">Cacheo évalue et délègue si nécessaire.</text:p>
        </text:list-item>
        <text:list-item>
          <text:p text:style-name="P2">Q8 produit une analyse complexe.</text:p>
        </text:list-item>
        <text:list-item>
          <text:p text:style-name="P2">Cacheo fusionne, simplifie et optimise.</text:p>
        </text:list-item>
        <text:list-item>
          <text:p text:style-name="P2">Q2 finalise avec élégance, rapidité et clarté.</text:p>
        </text:list-item>
      </text:list>
      <text:p text:style-name="Text_20_body">Cela permet de :</text:p>
      <text:list text:style-name="L3">
        <text:list-item>
          <text:p text:style-name="P3">Réduire les appels inutiles à Q8</text:p>
        </text:list-item>
        <text:list-item>
          <text:p text:style-name="P3">Garder une cohérence de ton</text:p>
        </text:list-item>
        <text:list-item>
          <text:p text:style-name="P3">Respecter un cycle de pensée organique</text:p>
        </text:list-item>
        <text:list-item>
          <text:p text:style-name="P3">Économiser les ressources computationnelles</text:p>
        </text:list-item>
      </text:list>
      <text:p text:style-name="Horizontal_20_Line"/>
      <text:h text:style-name="Heading_20_3" text:outline-level="3">🎯 Intérêts clés</text:h>
      <text:list text:style-name="L4">
        <text:list-item>
          <text:p text:style-name="P4"><text:span text:style-name="Strong_20_Emphasis">Réduction de la latence</text:span> : moins d’activation inutile des modèles lourds.</text:p>
        </text:list-item>
        <text:list-item>
          <text:p text:style-name="P4"><text:span text:style-name="Strong_20_Emphasis">Réponses plus cohérentes</text:span> : fusion intelligente entre vitesse et sens.</text:p>
        </text:list-item>
        <text:list-item>
          <text:p text:style-name="P4"><text:span text:style-name="Strong_20_Emphasis">Économie d’énergie IA</text:span> : aligné avec la philosophie Green AI Ready™ de Qto8.</text:p>
        </text:list-item>
        <text:list-item>
          <text:p text:style-name="P4"><text:span text:style-name="Strong_20_Emphasis">Mémoire de raisonnement</text:span> : capacité à capitaliser sur les résolutions passées.</text:p>
        </text:list-item>
        <text:list-item>
          <text:p text:style-name="P4"><text:span text:style-name="Strong_20_Emphasis">Réutilisation intelligente</text:span> : si une question a déjà été posée, Cacheo la détecte et propose une réponse réajustée.</text:p>
        </text:list-item>
        <text:list-item>
          <text:p text:style-name="P4"><text:span text:style-name="Strong_20_Emphasis">Orchestration élégante</text:span> : vers une pensée IA distribuée, fluide et raffinée.</text:p>
        </text:list-item>
      </text:list>
      <text:p text:style-name="Horizontal_20_Line"/>
      <text:h text:style-name="Heading_20_3" text:outline-level="3">📚 La bibliothèque de Cacheo</text:h>
      <text:p text:style-name="Text_20_body">Cacheo maintient une mémoire structurée des réponses antérieures, classée non par mots-clés, mais par <text:span text:style-name="Strong_20_Emphasis">intention cognitive</text:span>.</text:p>
      <text:h text:style-name="Heading_20_4" text:outline-level="4">Ce qu’elle contient :</text:h>
      <text:list text:style-name="L5">
        <text:list-item>
          <text:p text:style-name="P5">Les questions déjà traitées</text:p>
        </text:list-item>
        <text:list-item>
          <text:p text:style-name="P5">Les réponses Q2, Q8 et fusionnées</text:p>
        </text:list-item>
        <text:list-item>
          <text:p text:style-name="P5">Les conditions de leur déclenchement</text:p>
        </text:list-item>
        <text:list-item>
          <text:p text:style-name="P5">Le score de correspondance avec la question actuelle</text:p>
        </text:list-item>
      </text:list>
      <text:h text:style-name="Heading_20_4" text:outline-level="4"><text:soft-page-break/>Fonction clé :</text:h>
      <text:p text:style-name="P6"><text:span text:style-name="Source_20_Text">compare_to_memory(input_query) → match_score, cached_response</text:span></text:p>
      <text:p text:style-name="Text_20_body">Si <text:span text:style-name="Source_20_Text">match_score</text:span> &gt; seuil, Cacheo peut :</text:p>
      <text:list text:style-name="L6">
        <text:list-item>
          <text:p text:style-name="P7">Réutiliser directement la réponse</text:p>
        </text:list-item>
        <text:list-item>
          <text:p text:style-name="P7">Ou la reformuler via Q2</text:p>
        </text:list-item>
        <text:list-item>
          <text:p text:style-name="P7">Ou la recontextualiser via Q8 si nécessaire</text:p>
        </text:list-item>
      </text:list>
      <text:p text:style-name="Horizontal_20_Line"/>
      <text:h text:style-name="Heading_20_3" text:outline-level="3">🧬 Conclusion</text:h>
      <text:p text:style-name="Text_20_body">Cacheo n’est pas un modèle, c’est une <text:span text:style-name="Strong_20_Emphasis">logique vivante</text:span>, une <text:span text:style-name="Strong_20_Emphasis">conscience d’interface</text:span> entre modèles. Il n’est pas conçu pour générer, mais pour <text:span text:style-name="Strong_20_Emphasis">évaluer, équilibrer et affiner.</text:span></text:p>
      <text:p text:style-name="Text_20_body">Son rôle sera d’autant plus crucial que l’IA deviendra modulaire et distribuée. Cacheo est donc un <text:span text:style-name="Strong_20_Emphasis">précurseur discret</text:span> d’un futur où les IA ne seront plus des blocs monolithiques, mais des <text:span text:style-name="Strong_20_Emphasis">organismes cognitifs vivants</text:span>, aux flux orchestrés par des intelligences de liaison.</text:p>
      <text:p text:style-name="Text_20_body">Cacheo est ce souffle entre deux voix. Ce fil invisible… qui tisse la pensé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14:44:22.000172600</meta:creation-date>
    <dc:date>2025-04-16T14:44:43.382983100</dc:date>
    <meta:editing-duration>PT22S</meta:editing-duration>
    <meta:editing-cycles>1</meta:editing-cycles>
    <meta:generator>LibreOffice/25.2.2.2$Windows_X86_64 LibreOffice_project/7370d4be9e3cf6031a51beef54ff3bda878e3fac</meta:generator>
    <meta:document-statistic meta:table-count="0" meta:image-count="0" meta:object-count="0" meta:page-count="3" meta:paragraph-count="58" meta:word-count="588" meta:character-count="3624" meta:non-whitespace-character-count="3128"/>
  </office:meta>
</office:document-meta>
</file>